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7A000003144D0DAB907BAF79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222cm, 0.524cm, 19.04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8.49cm, 0.524cm, 1.567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DejaVu Sans" fo:font-size="18pt" fo:font-weight="bold" style:font-size-asian="18pt" style:font-weight-asian="bold" style:font-size-complex="18pt" style:font-weight-complex="600"/>
    </style:style>
    <style:style style:name="T1" style:family="text">
      <style:text-properties style:font-name="DejaVu Sans" fo:font-size="1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064cm" svg:height="16.392cm" svg:x="14.081cm" svg:y="1.372cm">
          <draw:image xlink:href="Pictures/100002010000057A000003144D0DAB907BAF7964.png" xlink:type="simple" xlink:show="embed" xlink:actuate="onLoad">
            <text:p/>
          </draw:image>
        </draw:frame>
        <draw:frame draw:style-name="gr2" draw:text-style-name="P1" draw:layer="layout" svg:width="13.08cm" svg:height="16.392cm" svg:x="1cm" svg:y="1.381cm">
          <draw:image xlink:href="Pictures/100002010000057A000003144D0DAB907BAF7964.png" xlink:type="simple" xlink:show="embed" xlink:actuate="onLoad">
            <text:p/>
          </draw:image>
        </draw:frame>
        <draw:frame draw:style-name="gr3" draw:text-style-name="P2" draw:layer="layout" svg:width="1.397cm" svg:height="1.673cm" svg:x="2.016cm" svg:y="1.127cm">
          <draw:text-box>
            <text:p><text:span text:style-name="T1">a)</text:span></text:p>
          </draw:text-box>
        </draw:frame>
        <draw:frame draw:style-name="gr3" draw:text-style-name="P2" draw:layer="layout" svg:width="1.397cm" svg:height="1.673cm" svg:x="14.335cm" svg:y="1.127cm">
          <draw:text-box>
            <text:p><text:span text:style-name="T1">b)</text:span></text:p>
          </draw:text-box>
        </draw:frame>
        <draw:frame draw:style-name="gr3" draw:text-style-name="P2" draw:layer="layout" svg:width="1.397cm" svg:height="1.673cm" svg:x="14.335cm" svg:y="9.106cm">
          <draw:text-box>
            <text:p><text:span text:style-name="T1">d)</text:span></text:p>
          </draw:text-box>
        </draw:frame>
        <draw:frame draw:style-name="gr3" draw:text-style-name="P2" draw:layer="layout" svg:width="1.397cm" svg:height="1.673cm" svg:x="2.016cm" svg:y="9.001cm">
          <draw:text-box>
            <text:p><text:span text:style-name="T1">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305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7T22:05:53.608575522</meta:creation-date>
    <dc:date>2021-11-23T00:20:17.896285857</dc:date>
    <meta:editing-duration>PT11M57S</meta:editing-duration>
    <meta:editing-cycles>3</meta:editing-cycles>
    <meta:generator>LibreOffice/6.0.7.3$Linux_X86_64 LibreOffice_project/00m0$Build-3</meta:generator>
    <meta:document-statistic meta:object-count="6"/>
  </office:meta>
</office:document-meta>
</file>